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.png</text:p>
          </table:table-cell>
          <table:table-cell office:value-type="string" calcext:value-type="string">
            <text:p>" ;~}~~</text:p>
          </table:table-cell>
          <table:table-cell office:value-type="string" calcext:value-type="string">
            <text:p>~~/*--------------------------traffic_sign SERBIA forward left-------------------------------------------------------*/~~</text:p>
          </table:table-cell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2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2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2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2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2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9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9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9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9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9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1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9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9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2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3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3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3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5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3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3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4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4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4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4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4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5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-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1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2.05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2.05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2.05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2.05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2.05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3.8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3.8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3.8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3.8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3.8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3.9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3.9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3.9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3.9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3.9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4.1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1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1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1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1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4.2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2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2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2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2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4.3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3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3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3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3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1[4.4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4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4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1[4.4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1[4.4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6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6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2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10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0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0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1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1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13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3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1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13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3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3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3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4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4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4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5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5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5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6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6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6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7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7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7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8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8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8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0[9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9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0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0[9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2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10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10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10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3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3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3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4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4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4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5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5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5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6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6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6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7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7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7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8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8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8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8[9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9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8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8[9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3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1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1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3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3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3.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4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5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5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4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4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-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0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0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0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10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0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0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1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1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1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1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3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3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3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4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4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4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5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5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5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6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6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6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7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7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7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8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8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8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4[9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9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4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4[9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10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10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10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10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1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1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1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1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2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2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2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2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3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3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3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3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4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4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4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4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5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5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5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5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6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6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6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6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7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7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7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7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8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8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8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8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5[90]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90]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5[90]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5[90]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1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1.4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.4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.4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.4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.4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1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.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8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8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8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8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8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0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0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0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5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5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5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5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5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1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1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1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.1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3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3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3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5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5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5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5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6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6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6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6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6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7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7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7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7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8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8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8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8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2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6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6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8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8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0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0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0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b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c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c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c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c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e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e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e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e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e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f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f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f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f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f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g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g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g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g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g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h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h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h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h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h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i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i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i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i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i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j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j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j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j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j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k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k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k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k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k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l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l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l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l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l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m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m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m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m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m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n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n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n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n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n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o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o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o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o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o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p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p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p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p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p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r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r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r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r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r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s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s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s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s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s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t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t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t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t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t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u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u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u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u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u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3.v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v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3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3.v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3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3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3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2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4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0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0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0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4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4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4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5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5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5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0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0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0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0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3.1.V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1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.1.V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1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.1.V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4.1.V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1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.1.V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1.V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.1.V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6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6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6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1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1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6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6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7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7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7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1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1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1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1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2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2.1_old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.1_old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1_old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.1_old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3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4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4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4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4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5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5.1_v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1_v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1_v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1_v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1_v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5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5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7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7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7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7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9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8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8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8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1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1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1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1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.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0.1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1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1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0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II-9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II-9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II-9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1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1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1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1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0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0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0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0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0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0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0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0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.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.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2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2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2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5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5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5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5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6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6.b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6.c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c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c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c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.c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.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.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.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.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.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8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8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8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V-9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9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V-9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V-9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X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X-6.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6.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6.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6.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IX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IX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IX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PZ1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1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1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1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PZ2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2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2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2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PZ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PZ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PZ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VIII-5.1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.1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1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.1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VIII-5.1.b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1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.1.b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1.b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.1.b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VIII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VI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VIII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3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3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3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3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3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3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3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3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4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4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4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4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4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4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4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4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4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5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5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5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5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6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6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6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6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7.a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7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7.a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7.a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7.a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-7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7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-7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-7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II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II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II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node["traffic_sign"="</text:p>
          </table:table-cell>
          <table:table-cell office:value-type="string" calcext:value-type="string">
            <text:p>RS:XVI</text:p>
          </table:table-cell>
          <table:table-cell office:value-type="string" calcext:value-type="string">
            <text:p>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VI.png</text:p>
          </table:table-cell>
          <table:table-cell office:value-type="string" calcext:value-type="string">
            <text:p>" ;~}~~</text:p>
          </table:table-cell>
          <table:table-cell/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VI</text:p>
          </table:table-cell>
          <table:table-cell office:value-type="string" calcext:value-type="string">
            <text:p>"]["side"="left"]{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offset-x:"-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width:"20" 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con-image:"traffic_signs_EUR_OR/RS/</text:p>
          </table:table-cell>
          <table:table-cell office:value-type="string" calcext:value-type="string">
            <text:p>RS_XVI.png</text:p>
          </table:table-cell>
          <table:table-cell office:value-type="string" calcext:value-type="string">
            <text:p>" ;~}~~</text:p>
          </table:table-cell>
          <table:table-cell office:value-type="string" calcext:value-type="string">
            <text:p>~~/*---------------------------traffic_sign_SERBIA forward right-------------------------------*/~~</text:p>
          </table:table-cell>
          <table:table-cell office:value-type="string" calcext:value-type="string">
            <text:p>node["traffic_sign:forward"="</text:p>
          </table:table-cell>
          <table:table-cell office:value-type="string" calcext:value-type="string">
            <text:p>RS:XVI</text:p>
          </table:table-cell>
          <table:table-cell office:value-type="string" calcext:value-type="string">
            <text:p>"]["side"="right"]{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9:21:40.769000000</meta:creation-date>
    <dc:date>2019-02-10T10:37:45.065000000</dc:date>
    <meta:editing-duration>PT25M42S</meta:editing-duration>
    <meta:editing-cycles>3</meta:editing-cycles>
    <meta:generator>LibreOffice/6.1.4.2$Windows_x86 LibreOffice_project/9d0f32d1f0b509096fd65e0d4bec26ddd1938fd3</meta:generator>
    <meta:document-statistic meta:table-count="1" meta:cell-count="12508" meta:object-count="0"/>
  </office:meta>
</office:document-meta>
</file>